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FF0000"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fo:color="#FF0000" fo:font-size="30pt" style:font-size-asian="30pt" style:font-size-complex="30pt"/>
    </style:style>
    <style:style style:name="P3" style:parent-style-name="Normal" style:family="paragraph">
      <style:text-properties fo:color="#FF0000" fo:font-size="15pt" style:font-size-asian="15pt" style:font-size-complex="15pt"/>
    </style:style>
    <style:style style:name="P4" style:parent-style-name="Normal" style:family="paragraph">
      <style:text-properties fo:color="#FF0000" fo:font-size="15pt" style:font-size-asian="15pt" style:font-size-complex="15pt"/>
    </style:style>
  </office:automatic-styles>
  <office:body>
    <office:text text:use-soft-page-breaks="true">
      <text:p text:style-name="P1">Projet SEVENDS</text:p>
      <text:p text:style-name="P2"/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AUNAY DENYS</meta:initial-creator>
    <dc:creator>DELAUNAY DENYS</dc:creator>
    <meta:creation-date>2021-02-02T09:26:00Z</meta:creation-date>
    <dc:date>2021-02-02T09:27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